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3.945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802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2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</text:span><text:span text:style-name="T2">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m+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m-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6.588cm" svg:y1="9.128cm" svg:x2="7.731cm" svg:y2="9.128cm">
          <text:p text:style-name="P6"><text:span text:style-name="T2">gnd</text:span></text:p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6.588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7.35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7.604cm">
          <text:p text:style-name="P6"><text:span text:style-name="T2">zli</text:span><text:span text:style-name="T2">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</text:span><text:span text:style-name="T2">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334cm" svg:y2="9.128cm">
          <text:p/>
        </draw:line>
        <draw:line draw:style-name="gr10" draw:text-style-name="P1" draw:layer="layout" svg:x1="5.826cm" svg:y1="8.874cm" svg:x2="6.334cm" svg:y2="8.874cm">
          <text:p/>
        </draw:line>
        <draw:line draw:style-name="gr10" draw:text-style-name="P1" draw:layer="layout" svg:x1="5.572cm" svg:y1="8.62cm" svg:x2="6.334cm" svg:y2="8.62cm">
          <text:p/>
        </draw:line>
        <draw:custom-shape draw:style-name="gr11" draw:text-style-name="P12" draw:layer="layout" svg:width="0.254cm" svg:height="4.064cm" svg:x="6.334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4.81cm" svg:y1="16.24cm" svg:x2="4.81cm" svg:y2="7.858cm">
          <text:p text:style-name="P6"><text:span text:style-name="T2">pro</text:span><text:span text:style-name="T2">be</text:span></text:p>
          <text:p text:style-name="P6"><text:span text:style-name="T2"/></text:p>
        </draw:line>
        <draw:line draw:style-name="gr4" draw:text-style-name="P7" draw:layer="layout" svg:x1="5.064cm" svg:y1="16.24cm" svg:x2="5.064cm" svg:y2="8.112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318cm" svg:y1="16.24cm" svg:x2="5.318cm" svg:y2="8.366cm">
          <text:p text:style-name="P6"><text:span text:style-name="T2">d</text:span><text:span text:style-name="T2">r</text:span><text:span text:style-name="T2">x</text:span></text:p>
          <text:p text:style-name="P6"><text:span text:style-name="T2"/></text:p>
        </draw:line>
        <draw:line draw:style-name="gr13" draw:text-style-name="P7" draw:layer="layout" svg:x1="2.27cm" svg:y1="19.542cm" svg:x2="2.27cm" svg:y2="5.572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5.826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318cm" svg:y1="8.366cm" svg:x2="6.334cm" svg:y2="8.366cm">
          <text:p/>
        </draw:line>
        <draw:line draw:style-name="gr10" draw:text-style-name="P1" draw:layer="layout" svg:x1="5.064cm" svg:y1="8.112cm" svg:x2="6.334cm" svg:y2="8.112cm">
          <text:p/>
        </draw:line>
        <draw:line draw:style-name="gr10" draw:text-style-name="P1" draw:layer="layout" svg:x1="4.556cm" svg:y1="7.604cm" svg:x2="6.334cm" svg:y2="7.604cm">
          <text:p/>
        </draw:line>
        <draw:line draw:style-name="gr15" draw:text-style-name="P1" draw:layer="layout" svg:x1="4.81cm" svg:y1="7.858cm" svg:x2="6.334cm" svg:y2="7.858cm">
          <text:p/>
        </draw:line>
        <draw:line draw:style-name="gr10" draw:text-style-name="P1" draw:layer="layout" svg:x1="4.302cm" svg:y1="7.35cm" svg:x2="6.334cm" svg:y2="7.35cm">
          <text:p/>
        </draw:line>
        <draw:line draw:style-name="gr10" draw:text-style-name="P1" draw:layer="layout" svg:x1="4.048cm" svg:y1="7.096cm" svg:x2="6.334cm" svg:y2="7.096cm">
          <text:p/>
        </draw:line>
        <draw:line draw:style-name="gr16" draw:text-style-name="P1" draw:layer="layout" svg:x1="3.794cm" svg:y1="6.842cm" svg:x2="6.334cm" svg:y2="6.842cm">
          <text:p/>
        </draw:line>
        <draw:line draw:style-name="gr16" draw:text-style-name="P1" draw:layer="layout" svg:x1="3.54cm" svg:y1="6.588cm" svg:x2="6.334cm" svg:y2="6.588cm">
          <text:p/>
        </draw:line>
        <draw:line draw:style-name="gr6" draw:text-style-name="P7" draw:layer="layout" svg:x1="3.032cm" svg:y1="19.542cm" svg:x2="3.032cm" svg:y2="16.748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3.286cm" svg:y1="19.542cm" svg:x2="3.286cm" svg:y2="6.334cm">
          <text:p text:style-name="P6"><text:span text:style-name="T2">m-</text:span></text:p>
          <text:p text:style-name="P6"><text:span text:style-name="T2"/></text:p>
        </draw:line>
        <draw:line draw:style-name="gr16" draw:text-style-name="P1" draw:layer="layout" svg:x1="3.286cm" svg:y1="6.334cm" svg:x2="6.334cm" svg:y2="6.334cm">
          <text:p/>
        </draw:line>
        <draw:line draw:style-name="gr16" draw:text-style-name="P1" draw:layer="layout" svg:x1="3.032cm" svg:y1="6.08cm" svg:x2="6.334cm" svg:y2="6.08cm">
          <text:p/>
        </draw:line>
        <draw:line draw:style-name="gr4" draw:text-style-name="P10" draw:layer="layout" svg:x1="10.525cm" svg:y1="2.524cm" svg:x2="25.385cm" svg:y2="2.524cm">
          <text:p text:style-name="P9"><text:span text:style-name="T2">gnd</text:span></text:p>
          <text:p text:style-name="P9"><text:span text:style-name="T2"/></text:p>
        </draw:line>
        <draw:line draw:style-name="gr4" draw:text-style-name="P7" draw:layer="layout" svg:x1="6.588cm" svg:y1="8.874cm" svg:x2="7.985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588cm" svg:y1="8.62cm" svg:x2="8.239cm" svg:y2="8.62cm">
          <text:p text:style-name="P6"><text:span text:style-name="T2">xs</text:span><text:span text:style-name="T2">te</text:span><text:span text:style-name="T2">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</text:span><text:span text:style-name="T3">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588cm" svg:y1="8.366cm" svg:x2="9.128cm" svg:y2="8.366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m-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</text:span><text:span text:style-name="T2">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gnd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</text:span><text:span text:style-name="T4">pla</text:span><text:span text:style-name="T4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</text:span><text:span text:style-name="T2">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</text:span><text:span text:style-name="T2">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</text:span><text:span text:style-name="T2">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line draw:style-name="gr20" draw:text-style-name="P7" draw:layer="layout" svg:x1="7.731cm" svg:y1="9.382cm" svg:x2="24.749cm" svg:y2="9.382cm">
          <text:p/>
        </draw:line>
        <draw:custom-shape draw:style-name="gr5" draw:text-style-name="P8" draw:layer="layout" svg:width="1.27cm" svg:height="1.27cm" svg:x="7.604cm" svg:y="9.509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128cm" svg:y1="8.366cm" svg:x2="9.128cm" svg:y2="9.128cm">
          <text:p/>
        </draw:line>
        <draw:line draw:style-name="gr12" draw:text-style-name="P7" draw:layer="layout" svg:x1="18.78cm" svg:y1="12.43cm" svg:x2="18.78cm" svg:y2="8.874cm">
          <text:p text:style-name="P6"><text:span text:style-name="T2">pr</text:span><text:span text:style-name="T2">ob</text:span><text:span text:style-name="T2">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526cm" svg:y1="12.43cm" svg:x2="18.526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8.018cm" svg:y1="12.43cm" svg:x2="18.018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5.826cm" svg:x2="6.334cm" svg:y2="5.826cm">
          <text:p/>
        </draw:line>
        <draw:line draw:style-name="gr22" draw:text-style-name="P1" draw:layer="layout" svg:x1="2.27cm" svg:y1="5.572cm" svg:x2="6.334cm" svg:y2="5.572cm">
          <text:p/>
        </draw:line>
        <draw:line draw:style-name="gr12" draw:text-style-name="P7" draw:layer="layout" svg:x1="6.588cm" svg:y1="7.604cm" svg:x2="18.78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7.35cm" svg:x2="19.034cm" svg:y2="7.35cm">
          <text:p text:style-name="P6"><text:span text:style-name="T2">zli</text:span><text:span text:style-name="T2">m</text:span></text:p>
          <text:p text:style-name="P6"><text:span text:style-name="T2"/></text:p>
        </draw:line>
        <draw:line draw:style-name="gr4" draw:text-style-name="P7" draw:layer="layout" svg:x1="6.588cm" svg:y1="7.096cm" svg:x2="19.288cm" svg:y2="7.096cm">
          <text:p text:style-name="P6"><text:span text:style-name="T2">z</text:span><text:span text:style-name="T2">d</text:span><text:span text:style-name="T2">i</text:span><text:span text:style-name="T2">r</text:span></text:p>
          <text:p text:style-name="P6"><text:span text:style-name="T2"/></text:p>
        </draw:line>
        <draw:line draw:style-name="gr4" draw:text-style-name="P7" draw:layer="layout" svg:x1="6.588cm" svg:y1="6.842cm" svg:x2="19.542cm" svg:y2="6.842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6.588cm" svg:x2="19.796cm" svg:y2="6.588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6.334cm" svg:x2="20.05cm" svg:y2="6.33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6.08cm" svg:x2="20.304cm" svg:y2="6.08cm">
          <text:p text:style-name="P6"><text:span text:style-name="T2">m-</text:span></text:p>
          <text:p text:style-name="P6"><text:span text:style-name="T2"/></text:p>
        </draw:line>
        <draw:line draw:style-name="gr6" draw:text-style-name="P7" draw:layer="layout" svg:x1="6.588cm" svg:y1="5.826cm" svg:x2="20.558cm" svg:y2="5.826cm">
          <text:p text:style-name="P6"><text:span text:style-name="T2">m+</text:span></text:p>
          <text:p text:style-name="P6"><text:span text:style-name="T2"/></text:p>
        </draw:line>
        <draw:line draw:style-name="gr13" draw:text-style-name="P7" draw:layer="layout" svg:x1="6.588cm" svg:y1="5.572cm" svg:x2="20.812cm" svg:y2="5.572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6.588cm" svg:y1="5.318cm" svg:x2="21.066cm" svg:y2="5.318cm">
          <text:p text:style-name="P6"><text:span text:style-name="T2">air</text:span></text:p>
          <text:p text:style-name="P6"><text:span text:style-name="T2"/></text:p>
        </draw:line>
        <draw:line draw:style-name="gr4" draw:text-style-name="P7" draw:layer="layout" svg:x1="6.588cm" svg:y1="7.858cm" svg:x2="18.526cm" svg:y2="7.858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8.112cm" svg:x2="18.272cm" svg:y2="8.112cm">
          <text:p text:style-name="P6"><text:span text:style-name="T2">drx</text:span></text:p>
          <text:p text:style-name="P6"><text:span text:style-name="T2"/></text:p>
        </draw:line>
        <draw:line draw:style-name="gr10" draw:text-style-name="P1" draw:layer="layout" svg:x1="18.272cm" svg:y1="8.112cm" svg:x2="18.272cm" svg:y2="8.62cm">
          <text:p/>
        </draw:line>
        <draw:line draw:style-name="gr10" draw:text-style-name="P1" draw:layer="layout" svg:x1="18.526cm" svg:y1="7.858cm" svg:x2="18.526cm" svg:y2="8.62cm">
          <text:p/>
        </draw:line>
        <draw:line draw:style-name="gr15" draw:text-style-name="P1" draw:layer="layout" svg:x1="18.78cm" svg:y1="7.604cm" svg:x2="18.78cm" svg:y2="8.62cm">
          <text:p/>
        </draw:line>
        <draw:line draw:style-name="gr10" draw:text-style-name="P1" draw:layer="layout" svg:x1="19.034cm" svg:y1="7.35cm" svg:x2="19.034cm" svg:y2="8.62cm">
          <text:p/>
        </draw:line>
        <draw:line draw:style-name="gr10" draw:text-style-name="P1" draw:layer="layout" svg:x1="19.288cm" svg:y1="7.096cm" svg:x2="19.288cm" svg:y2="8.62cm">
          <text:p/>
        </draw:line>
        <draw:line draw:style-name="gr10" draw:text-style-name="P1" draw:layer="layout" svg:x1="19.542cm" svg:y1="6.842cm" svg:x2="19.542cm" svg:y2="8.62cm">
          <text:p/>
        </draw:line>
        <draw:line draw:style-name="gr16" draw:text-style-name="P1" draw:layer="layout" svg:x1="19.796cm" svg:y1="6.588cm" svg:x2="19.796cm" svg:y2="8.62cm">
          <text:p/>
        </draw:line>
        <draw:line draw:style-name="gr16" draw:text-style-name="P1" draw:layer="layout" svg:x1="20.05cm" svg:y1="6.334cm" svg:x2="20.05cm" svg:y2="8.62cm">
          <text:p/>
        </draw:line>
        <draw:line draw:style-name="gr16" draw:text-style-name="P1" draw:layer="layout" svg:x1="20.304cm" svg:y1="6.08cm" svg:x2="20.304cm" svg:y2="8.62cm">
          <text:p/>
        </draw:line>
        <draw:line draw:style-name="gr16" draw:text-style-name="P1" draw:layer="layout" svg:x1="20.558cm" svg:y1="5.826cm" svg:x2="20.558cm" svg:y2="8.62cm">
          <text:p/>
        </draw:line>
        <draw:line draw:style-name="gr22" draw:text-style-name="P1" draw:layer="layout" svg:x1="20.812cm" svg:y1="5.572cm" svg:x2="20.812cm" svg:y2="8.62cm">
          <text:p/>
        </draw:line>
        <draw:line draw:style-name="gr22" draw:text-style-name="P1" draw:layer="layout" svg:x1="21.066cm" svg:y1="5.318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6.24cm" svg:x2="10.398cm" svg:y2="2.651cm">
          <text:p text:style-name="P6"><text:span text:style-name="T2">gnd</text:span></text:p>
          <text:p text:style-name="P6"><text:span text:style-name="T2"/></text:p>
        </draw:line>
        <draw:line draw:style-name="gr26" draw:text-style-name="P7" draw:layer="layout" svg:x1="9.382cm" svg:y1="14.335cm" svg:x2="9.382cm" svg:y2="2.651cm">
          <text:p/>
        </draw:line>
        <draw:line draw:style-name="gr26" draw:text-style-name="P7" draw:layer="layout" svg:x1="9.636cm" svg:y1="14.589cm" svg:x2="9.636cm" svg:y2="2.651cm">
          <text:p/>
        </draw:line>
        <draw:line draw:style-name="gr26" draw:text-style-name="P7" draw:layer="layout" svg:x1="8.747cm" svg:y1="9.509cm" svg:x2="8.747cm" svg:y2="5.826cm">
          <text:p/>
        </draw:line>
        <draw:line draw:style-name="gr26" draw:text-style-name="P7" draw:layer="layout" svg:x1="8.493cm" svg:y1="9.509cm" svg:x2="8.493cm" svg:y2="6.08cm">
          <text:p/>
        </draw:line>
        <draw:line draw:style-name="gr25" draw:text-style-name="P18" draw:layer="layout" svg:x1="7.731cm" svg:y1="9.509cm" svg:x2="7.731cm" svg:y2="9.128cm">
          <text:p/>
        </draw:line>
        <draw:line draw:style-name="gr25" draw:text-style-name="P18" draw:layer="layout" svg:x1="7.985cm" svg:y1="9.509cm" svg:x2="7.985cm" svg:y2="8.874cm">
          <text:p/>
        </draw:line>
        <draw:line draw:style-name="gr25" draw:text-style-name="P18" draw:layer="layout" svg:x1="8.239cm" svg:y1="9.509cm" svg:x2="8.239cm" svg:y2="8.62cm">
          <text:p/>
        </draw:line>
        <draw:line draw:style-name="gr27" draw:text-style-name="P18" draw:layer="layout" svg:x1="3.286cm" svg:y1="14.589cm" svg:x2="9.636cm" svg:y2="14.589cm">
          <text:p/>
        </draw:line>
        <draw:line draw:style-name="gr27" draw:text-style-name="P18" draw:layer="layout" svg:x1="3.032cm" svg:y1="14.335cm" svg:x2="9.382cm" svg:y2="14.33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10.398cm" svg:y2="2.778cm">
          <text:p/>
        </draw:line>
        <draw:line draw:style-name="gr27" draw:text-style-name="P18" draw:layer="layout" svg:x1="3.54cm" svg:y1="19.415cm" svg:x2="3.286cm" svg:y2="19.415cm">
          <text:p/>
        </draw:line>
        <draw:line draw:style-name="gr28" draw:text-style-name="P18" draw:layer="layout" svg:x1="1.762cm" svg:y1="18.145cm" svg:x2="3.54cm" svg:y2="18.145cm">
          <text:p/>
        </draw:line>
        <draw:line draw:style-name="gr27" draw:text-style-name="P18" draw:layer="layout" svg:x1="3.54cm" svg:y1="19.415cm" svg:x2="3.54cm" svg:y2="18.526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</text:span><text:span text:style-name="T2">O</text:span><text:span text:style-name="T2">W</text:span><text:span text:style-name="T2">E</text:span><text:span text:style-name="T2">R</text:span></text:p>
          </draw:text-box>
        </draw:frame>
        <draw:line draw:style-name="gr31" draw:text-style-name="P18" draw:layer="layout" svg:x1="3.159cm" svg:y1="15.097cm" svg:x2="6.334cm" svg:y2="15.097cm">
          <text:p/>
        </draw:line>
        <draw:line draw:style-name="gr12" draw:text-style-name="P7" draw:layer="layout" svg:x1="6.334cm" svg:y1="16.24cm" svg:x2="6.334cm" svg:y2="15.097cm">
          <text:p text:style-name="P6"><text:span text:style-name="T2">m</text:span><text:span text:style-name="T2">s</text:span><text:span text:style-name="T2">e</text:span><text:span text:style-name="T2">n</text:span><text:span text:style-name="T2">s</text:span><text:span text:style-name="T2">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445cm" svg:height="0.254cm" svg:x="17.891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302cm" svg:height="0.254cm" svg:x="17.891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6.08cm">
          <text:p/>
        </draw:line>
        <draw:custom-shape draw:style-name="gr47" draw:text-style-name="P5" draw:layer="layout" svg:width="0.889cm" svg:height="0.254cm" draw:transform="rotate (1.5707963267949) translate (2.905cm 15.732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1.762cm" svg:y1="14.081cm" svg:x2="20.177cm" svg:y2="14.081cm">
          <text:p/>
        </draw:line>
        <draw:custom-shape draw:style-name="gr48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28" draw:text-style-name="P18" draw:layer="layout" svg:x1="1.762cm" svg:y1="20.431cm" svg:x2="1.762cm" svg:y2="14.081cm">
          <text:p/>
        </draw:line>
        <draw:custom-shape draw:style-name="gr50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3.159cm" svg:y1="20.304cm" svg:x2="3.16cm" svg:y2="20.431cm">
          <text:p/>
        </draw:line>
        <draw:line draw:style-name="gr49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line draw:style-name="gr27" draw:text-style-name="P18" draw:layer="layout" svg:x1="2.016cm" svg:y1="14.462cm" svg:x2="3.032cm" svg:y2="14.462cm">
          <text:p/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3cm" svg:y1="16.24cm" svg:x2="4.043cm" svg:y2="7.096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97cm">
          <text:p text:style-name="P6"><text:span text:style-name="T2">spinspd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*1</text:span><text:span text:style-name="T5">0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line draw:style-name="gr27" draw:text-style-name="P18" draw:layer="layout" svg:x1="3.54cm" svg:y1="18.145cm" svg:x2="3.921cm" svg:y2="18.145cm">
          <text:p/>
        </draw:line>
        <draw:custom-shape draw:style-name="gr14" draw:text-style-name="P5" draw:layer="layout" svg:width="0.762cm" svg:height="0.254cm" draw:transform="rotate (1.5707963267949) translate (3.413cm 18.526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6.588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493cm" svg:y1="16.24cm" svg:x2="8.493cm" svg:y2="14.97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1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1.016cm" svg:height="0.489cm" svg:x="3.186cm" svg:y="19.315cm">
          <draw:text-box>
            <text:p text:style-name="P32"><text:span text:style-name="T8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7-29T10:02:36.157479533</dc:date>
    <meta:editing-duration>P1DT1H36M50S</meta:editing-duration>
    <meta:editing-cycles>106</meta:editing-cycles>
    <meta:generator>LibreOffice/5.1.6.2$Linux_X86_64 LibreOffice_project/10m0$Build-2</meta:generator>
    <dc:creator>Craig Hollabaugh</dc:creator>
    <meta:printed-by>Craig Hollabaugh</meta:printed-by>
    <meta:print-date>2018-07-28T16:17:50.751799457</meta:print-date>
    <meta:document-statistic meta:object-count="236"/>
  </office:meta>
</office:document-meta>
</file>